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200000260845EE54D74F770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e_20_sense_20_emplenament_20_ni_20_línia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3333" draw:marker-end="Small_20_Arrow" draw:marker-end-width="0.3cm" draw:fill="none" draw:textarea-vertical-align="middle"/>
    </style:style>
    <style:style style:name="gr3" style:family="graphic" style:parent-style-name="standard">
      <style:graphic-properties draw:fill="solid" draw:fill-color="#ff9696" draw:textarea-horizontal-align="justify" draw:textarea-vertical-align="middle" draw:auto-grow-height="false" fo:min-height="1.177cm" fo:min-width="3.82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9696"/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36.75cm" svg:height="21.443cm" svg:x="1cm" svg:y="1cm">
          <draw:image xlink:href="Pictures/100002010000041200000260845EE54D74F7704B.png" xlink:type="simple" xlink:show="embed" xlink:actuate="onLoad">
            <text:p/>
          </draw:image>
        </draw:frame>
        <draw:g>
          <draw:line draw:style-name="gr2" draw:text-style-name="P2" draw:layer="layout" svg:x1="21.626cm" svg:y1="5.045cm" svg:x2="17.462cm" svg:y2="5.468cm">
            <text:p/>
          </draw:line>
          <draw:custom-shape draw:style-name="gr3" draw:text-style-name="P3" draw:layer="layout" svg:width="4.327cm" svg:height="1.427cm" svg:x="21.531cm" svg:y="4.393cm">
            <text:p text:style-name="P1"><text:span text:style-name="T1">Dades de l’objecte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layout" svg:x1="26.213cm" svg:y1="8.361cm" svg:x2="18.873cm" svg:y2="7.797cm">
            <text:p/>
          </draw:line>
          <draw:custom-shape draw:style-name="gr3" draw:text-style-name="P3" draw:layer="layout" svg:width="4.327cm" svg:height="1.427cm" svg:x="26.118cm" svg:y="7.709cm">
            <text:p text:style-name="P1"><text:span text:style-name="T1">Botons per a ordenar i </text:span><text:span text:style-name="T1">filtra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75cm" fo:page-height="23.4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14T19:26:38.146542416</meta:creation-date>
    <dc:date>2021-11-14T19:55:04.833131821</dc:date>
    <meta:editing-duration>PT17M51S</meta:editing-duration>
    <meta:editing-cycles>3</meta:editing-cycles>
    <meta:generator>LibreOffice/6.0.7.3$Linux_X86_64 LibreOffice_project/00m0$Build-3</meta:generator>
    <meta:document-statistic meta:object-count="7"/>
  </office:meta>
</office:document-meta>
</file>